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fo:text-align="center" style:justify-single-word="false"/>
    </style:style>
    <style:style style:name="P2" style:family="paragraph" style:parent-style-name="Text_20_body_20_indent">
      <style:paragraph-properties fo:text-align="start" style:justify-single-word="false"/>
    </style:style>
    <style:style style:name="P3" style:family="paragraph" style:parent-style-name="Text_20_body_20_indent">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_20_indent" style:list-style-name="L3"/>
    <style:style style:name="P7" style:family="paragraph" style:parent-style-name="Text_20_body_20_indent" style:list-style-name="L4"/>
    <style:style style:name="P8" style:family="paragraph" style:parent-style-name="Text_20_body_20_indent">
      <style:paragraph-properties fo:text-align="center" style:justify-single-word="false"/>
    </style:style>
    <style:style style:name="P9" style:family="paragraph" style:parent-style-name="Text_20_body_20_indent" style:list-style-name="L3">
      <style:paragraph-properties fo:margin-left="0cm" fo:margin-right="0cm" fo:text-indent="0cm" style:auto-text-indent="false"/>
    </style:style>
    <style:style style:name="P10" style:family="paragraph" style:parent-style-name="Text_20_body_20_indent">
      <style:paragraph-properties fo:text-align="center" style:justify-single-word="false" fo:break-before="page"/>
    </style:style>
    <style:style style:name="P11" style:family="paragraph" style:parent-style-name="Text_20_body_20_indent" style:list-style-name="L3">
      <style:paragraph-properties fo:margin-left="0.529cm" fo:margin-right="0cm" fo:text-indent="0cm" style:auto-text-indent="false"/>
    </style:style>
    <style:style style:name="T1" style:family="text">
      <style:text-properties fo:font-weight="normal" style:font-weight-asian="normal" style:font-weight-complex="normal"/>
    </style:style>
    <style:style style:name="T2" style:family="text">
      <style:text-properties fo:language="en" fo:country="none"/>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indent"><text:span text:style-name="Strong_20_Emphasis">Вступление.</text:span></text:p>
      <text:p text:style-name="Text_20_body_20_indent"><text:span text:style-name="Strong_20_Emphasis"><text:span text:style-name="T1">Надеюсь то что я пишу кому-либо будет интересно, в книге я попытаюсь изложить рецепты конфигурация серверного программного обеспечения.</text:span></text:span></text:p>
      <text:p text:style-name="Text_20_body_20_indent"><text:span text:style-name="Strong_20_Emphasis"><text:span text:style-name="T1">Привязки к определенному дистрибутиву вы не сможете найти в этой книге, по сему я постараюсь чтобы после прочтения книги вы смогли сконфигурировать допустим веб сервер в любом известном дистрибутиве Linux или в Freebsd.</text:span></text:span></text:p>
      <text:p text:style-name="Text_20_body_20_indent"><text:span text:style-name="Strong_20_Emphasis"><text:span text:style-name="T1">Вначале кроткий экскурс в историю операционных систем.</text:span></text:span></text:p>
      <text:p text:style-name="P3"><text:span text:style-name="Strong_20_Emphasis"><text:tab/><text:tab/><text:tab/>Оглавление:</text:span></text:p>
      <text:p text:style-name="Text_20_body_20_indent"><text:span text:style-name="Strong_20_Emphasis">Глава 1:</text:span></text:p>
      <text:p text:style-name="Text_20_body_20_indent"><text:span text:style-name="Strong_20_Emphasis">Операционная система. Миф, быль или среда жизни.</text:span></text:p>
      <text:p text:style-name="Text_20_body_20_indent"><text:span text:style-name="Strong_20_Emphasis">Что такое дистрибутив<text:line-break/>Коротко о самых известных дистрибутива. </text:span></text:p>
      <text:p text:style-name="Text_20_body_20_indent"><text:span text:style-name="Strong_20_Emphasis"/></text:p>
      <text:p text:style-name="Text_20_body_20_indent"><text:span text:style-name="Strong_20_Emphasis">Глава 2:</text:span></text:p>
      <text:p text:style-name="Text_20_body_20_indent"><text:span text:style-name="Strong_20_Emphasis">Серверы, компьютеры, что с чем едят.</text:span></text:p>
      <text:p text:style-name="Text_20_body_20_indent"><text:span text:style-name="Strong_20_Emphasis">Мир unix. Echo «Welcome..»</text:span></text:p>
      <text:p text:style-name="Text_20_body_20_indent"><text:span text:style-name="Strong_20_Emphasis"/></text:p>
      <text:p text:style-name="P3"><text:span text:style-name="Strong_20_Emphasis">Операционная система. Миф, быль или среда жизни.</text:span></text:p>
      <text:p text:style-name="Text_20_body_20_indent">Что же такое ОС? С одной стороны ОС это инструмент взаимодействия между пользователем и устройствами, с другой стороны операционная система не что иное как инструмент взаимодействия и управления процессами в системе.</text:p>
      <text:p text:style-name="Text_20_body_20_indent">Когда допустим вы в своей любимой ос( у каждого своя) открываете папку с фотографиями, вы не задумываетесь какие API <text:s/>это действо влечет.</text:p>
      <text:p text:style-name="Text_20_body_20_indent">Когда деревья были красивыми, а ПК были огромными, операционные системы мягко говоря отличались от современных. Ниже мы с вами совершим в экскурс по историческим местам ос.</text:p>
      <text:p text:style-name="Text_20_body_20_indent">В незапамятные времена когда наши родители были нашего возраста, пользователь получал ПК уже «укомплектованный» - это была эра мейфреймов, первой операционной<text:tab/> системой считают GM OS (General Motors Operation system), вплоть до 60-х годов такой порядок вещей был де факто. Наряду с упомянутой ос, всем известная компания IBM выпустила ряд операционных систем.</text:p>
      <text:p text:style-name="Text_20_body_20_indent">OS/MFT для систем среднего класса. Она имела одного преемника, систему OS/VSI, развитие которой продолжалось до 1980-х. OS/MVT для крупных машин. Она была сходна с </text:p>
      <text:p text:style-name="Text_20_body_20_indent">OS/MFT (программы могли переноситься между ними без перекомпилирования), но имела более продвинутое управление памятью и систему разделения времени, TSO. MVT имела несколько наследников, включая z/OS. </text:p>
      <text:p text:style-name="Text_20_body_20_indent">DOS/360 для низших моделей System/360 имела несколько преемников, включая z/VSE, используемую до настоящего времени. Она значительно отличалась от OS/MFT и OS/MVT. </text:p>
      <text:p text:style-name="Text_20_body_20_indent"><text:s/>Все вроде шло своим чередом и негаданно нежданно все изменилось и началась эра UNIX.</text:p>
      <text:p text:style-name="Text_20_body_20_indent">В конце 60-х годов компания AT&amp;T подарила миру бесплатную(на первых парах) и открытую для модификаций операционную систему.</text:p>
      <text:p text:style-name="Text_20_body_20_indent">Что примечательно что данная операционная система подарила собой язык программирования си, собственно она на нем и была написана, а дело все в том что когда пришел новый компьютер на нем не заработала любима игрушка, и хардкордщики и хакеры( в исконном смысле этого слова) переписали ее и придумал си( за это им огромное спасибо).</text:p>
      <text:p text:style-name="Text_20_body_20_indent">И так с 1969 года началась эра UNIX.</text:p>
      <text:p text:style-name="Text_20_body_20_indent">UNIX-систем включают в себя:</text:p>
      <text:p text:style-name="Text_20_body_20_indent">использование простых текстовых файлов для настройки и управления системой; </text:p>
      <text:p text:style-name="Text_20_body_20_indent">широкое применение утилит, запускаемых в командной строке; </text:p>
      <text:p text:style-name="Text_20_body_20_indent">взаимодействие с пользователем посредством виртуального устройства — терминала; </text:p>
      <text:p text:style-name="Text_20_body_20_indent">представление физических и виртуальных устройств и некоторых средств межпроцессового взаимодействия как файлов; </text:p>
      <text:p text:style-name="Text_20_body_20_indent">использование конвейеров из нескольких программ, каждая из которых выполняет одну задачу. </text:p>
      <text:p text:style-name="Text_20_body_20_indent">Явный представитель Unix это ос freebsd, само название BSD расшифровывается как <text:span text:style-name="T2">Berkeley Software Distribution. </text:span></text:p>
      <text:p text:style-name="Text_20_body_20_indent">Корни Unix можно проследить где угодно, берем MSDOS это урезанный Xenix то есть <text:soft-page-break/>дистрибутив Unix,берем MacOs X она основана на ос NEXTstep, которая базируется на freebsd 5, Linux это явный представитель unix-подобных системными. Ниже я подробней расскажу он последнем. Правда в этой книге не будет о Ms Windows это даже не из-за того что я ее не перевариваю, а просто это ос не для веб серверов, у них ниша малого бизнеса.</text:p>
      <text:p text:style-name="Text_20_body_20_indent">И так Linux..........</text:p>
      <text:p text:style-name="Text_20_body_20_indent"><text:span text:style-name="Strong_20_Emphasis">Что такое дистрибутив</text:span></text:p>
      <text:p text:style-name="Text_20_body_20_indent">Что такое дистрибутив и каким он должен быть?<text:line-break/>Операционная система Linux называется так потому, что она строится на основе ядра операционной системы, которое называется Linux. Это название происходит от имени первого разработчика ядра - Линуса Торвальдса, и слова Unix. Ядро продолжает разрабатываться под общим руководством Линуса Торвальдса и распространяется свободно (точнее - под лицензией GPL). Но операционная система состоит не только из ядра, она включает в себя еще массу дополнительных утилит, причем большинство из них тоже свободно распространяемые или имеют свободно распространяемые версии. Одним из следствий свободного распространения ПО для LINUX явилось то, что большое число разных фирм и компаний, а также просто независимых групп разработчиков стали выпускать свои версии Linux - так называемые дистрибутивы. <text:line-break/></text:p>
      <text:p text:style-name="Text_20_body_20_indent"><text:span text:style-name="Strong_20_Emphasis">Коротко о самых известных дистрибутивах</text:span><text:line-break/></text:p>
      <text:p text:style-name="Text_20_body_20_indent"><text:span text:style-name="Emphasis"><text:tab/>Описания разных дистрибутивов</text:span><text:line-break/></text:p>
      <text:p text:style-name="P2">Поскольку Линус Торвальдс продолжает координировать разработку ядра, версии ядра развиваются последовательно, а дистрибутивы множатся и плодятся без всякого контроля. Существует уже больше сотни различных дистрибутивов Linux. Некоторые дистрибутивы выпускаются фирмами на коммерческой основе, другие распространяются на условиях лицензии GPL. Пользователь может выбрать себе наиболее понравившийся дистрибутив или (если может) сам собирает систему на свой вкус. <text:line-break/></text:p>
      <text:p text:style-name="P1"><text:line-break/><text:span text:style-name="Strong_20_Emphasis">Red Hat Linux, Fedora</text:span></text:p>
      <text:p text:style-name="Text_20_body_20_indent"><text:line-break/>Дистрибутив Red Hat Linux является одним из самых распространенных в мире дистрибутивов Linux.<text:line-break/>В настоящее время собственно Red Hat стал коммерческим дистрибутивом, выпускаемым одноименной компанией. Некоммерческая, свободно распространяемая версия того же дистрибутива выпускается под названием Fedora Core. <text:line-break/></text:p>
      <text:p text:style-name="P1"><text:span text:style-name="Strong_20_Emphasis">Mandriva Linux</text:span></text:p>
      <text:p text:style-name="Text_20_body_20_indent"><text:line-break/>Mandriva Linux (ранее Mandrakelinux или Mandrake Linux) — дистрибутив ОС Linux от компании Mandriva (ранее называвшейся Mandrakesoft).<text:line-break/>Mandrakelinux, созданный Гаэлем Дювалем (Gael Duval), — дистрибутив, который испытал необыкновенный рост популярности со дня своего первого релиза в июле 1998. Разработчики взяли дистрибутив Red Hat, сменили desktop по умолчанию на KDE и добавили простой в использовании инсталлятор, развеяв миф о том, что Linux сложен в установке. Возможности автоопределения оборудования и утилиты разбиения дисков в Mandrake считаются многими лучшими в этой области. Многие пользователи обнаружили, <text:soft-page-break/>что могут использовать Mandrake, в то время как остальные дистрибутивы не смогли предоставить требуемого удобства.<text:line-break/>Mandrakelinux с тех пор сильно вырос и стал весьма популярным дистрибутивом среди новичков в Linux и среди домашних пользователей, выбравших альтернативную операционную систему. Разработка Mandrake полностью открыта и прозрачна, а новые пакеты ежедневно появляются в так называемом каталоге «cooker». Когда новый релиз входит в стадию beta-тестирования, снимок этого репозитария становится первой beta-версией. Процесс beta-тестирования короток и достаточно интенсивен, хотя начиная с версии 9.0, он стал более долгим и глубоким. Почтовые рассылки, посвящённые beta-тестированию, постоянно активны, но вы все равно скорее всего быстро получите быстрый отклик на любую ошибку или неудобство, о которой сообщите.<text:line-break/>Результатом подобной модели разработки является релиз, находящийся на переднем крае разработки — весьма современный дистрибутив Linux. В качестве расплаты пользователи вероятно заметят большее количество ошибок и возможно меньшую стабильность, по сравнению с другими дистрибутивами. Многие пользователи находят эту цену приемлемой для настольных систем — они получают последнее программное обеспечение, и случайное падение приложения — то, с чем они могут ужиться.<text:line-break/>На данный момент дистрибутив Mandriva Linux выпускается в нескольких версиях (Free, PowerPack, PowerPack+, Discovery, One (LiveCD)). Версии One и Free не содержат собственнических программных продуктов (в частности, Cedega и т.д.) и доступны для свободной загрузки с серверов Mandriva Linux. Остальные версии являются коммерческими.</text:p>
      <text:p text:style-name="P1"><text:span text:style-name="Strong_20_Emphasis"/></text:p>
      <text:p text:style-name="P1"><text:span text:style-name="Strong_20_Emphasis">Debian</text:span><text:line-break/></text:p>
      <text:p text:style-name="Text_20_body_20_indent">Debian GNU/Linux является самым большим дистрибутивом. В его состав входит более 2-х тысяч пакетов. Создатели Debian'а очень щепетильно относятся к лицензированию, поэтому Debian является самым "чистым" дистрибутивом. Большое внимание уделяется тестированию готового продукта. Очень надежен, удобен в администрировании. Пригоден как для серверного, так и для настольного применения. Debian выпускается для платформ i386, m86k (amiga, atari, macs), Alpha и Sparc. <text:line-break/>Рекомендуется для желающих серьезно изучить и работать в Linux и для тех, кому близки идеи free software. Из-за некоторой сложности процедуры инсталяции начинающим пользователям не рекомендуется начинать знакомство с Linux с этого дистрибутива.<text:line-break/>Debian провозглашает, что этот дистрибутив является независимым от ядра. Сейчас он работает на ядре Linux, но проводится разработка версии, которая сможет работать на других ядрах, используя Hurd. <text:line-break/><text:span text:style-name="Strong_20_Emphasis">SuSE</text:span><text:line-break/>SuSE Linux - один из самых популярных в Европе дистрибутивов, разработанный в Германии. Недавно фирма SUSE была куплена фирмой Novell, которая выпускает теперь этот дистрибутив под названием Novell SUSE. Дистрибутив имеет очень удобную программу установки и администрирования YaST. SUSE Linux удовлетворит и новичков и старых поклонников Linux, но все же он ориентирован на профессионалов: программистов и сисадминов. Поэтому его можно рекомендовать для ответственных задач, для тех, кто хочет порядка в своей системе и кому нужна фирменная поддержка (естественно, платная). </text:p>
      <text:p text:style-name="Text_20_body_20_indent"><text:line-break/></text:p>
      <text:p text:style-name="Text_20_body_20_indent"><text:span text:style-name="Strong_20_Emphasis"/></text:p>
      <text:p text:style-name="P1"><text:span text:style-name="Strong_20_Emphasis"/></text:p>
      <text:p text:style-name="P1"><text:soft-page-break/><text:span text:style-name="Strong_20_Emphasis">Slackware</text:span><text:line-break/></text:p>
      <text:p text:style-name="Text_20_body_20_indent">Slackware Linux был одним из первых дистрибутивов Linux. Patrick Volkerding узнал о Linux от одного из своих друзей и заинтересовался им, поскольку давно искал версию UNIX, которую мог бы запускать на своем компьютере. Он начал развивать эту версию, результатом чего и стал дистрибутив Slackware.<text:line-break/>Простота и логичность организации этого дистрибутива позволят вам до конца разобраться с устройством Linux. Большинство настроек производятся "напрямую", без дополнительных конфигураторов и других "прослоек". Это делает дистрибутив немного сложноватым для начинающих, но он пользуется заслуженной популярностью у большого количества пользователей. Использование стандартного для UNIX формата tar.gz в пакетах инсталляции - тоже достаточно удобная вещь. Обновления пакетов появляются регулярно. Этот дистрибутив обычно рекомендуют тем, кто желает досконально разобраться с Linux.</text:p>
      <text:p text:style-name="P1"><text:line-break/><text:span text:style-name="Strong_20_Emphasis">ALTLinux</text:span><text:line-break/></text:p>
      <text:p text:style-name="Text_20_body_20_indent">Дистрибутив ALTLinux создается командой разработчиков, сформировавшейся в основном из числа сотрудников группы IPLabs Linux Team - одной из первых команд разработчиков, занимавшихся продвижением Линукс на российские просторы. Дистрибутив ALTLinux был создан на основе французского дистрибутива Linux Mandrake, разработанного Жюлем Дювалем. Группа IPLabs Linux Team поддержала начинание Жюля еще до создания последним фирмы Mandrakesoft. В настоящее время дистрибутив ALTLinux стал уже полностью независимым дистрибутивом, который давно уже пользуется заслуженной популярностью в России. Выпускаются две основных модификации дистрибутива: ALTLinux Junior - для установки на персональные компьютеры (ориентированный на начинающих пользователей Линукс) и ALTLinux Master - ориентированный на серверные приложения. </text:p>
      <text:p text:style-name="P1"><text:line-break/><text:span text:style-name="Strong_20_Emphasis">ASPLinux</text:span><text:line-break/></text:p>
      <text:p text:style-name="Text_20_body_20_indent">Дистрибутив ASPLinux (зеркала <text:a xlink:type="simple" xlink:href="http://www.asp-linux.com/">http://www.asp-linux.com</text:a>, <text:a xlink:type="simple" xlink:href="http://www.asp-linux.com/">http://www.asp-linux.com</text:a>). был создан фирмой SWsoft, а в марте 2001 года команда его разработчиков объединилась с группой разработчиков дистрибутива Black Cat Linux - лучшего (на мой взгляд) из русифицированных дистрибутивов той поры.<text:line-break/>Как пишут авторы "ASPLinux - это наиболее легкий в установке и использовании, 100% совместимый с Red Hat Linux. Включает утилиту работы с разделами ASPDiskManager, графический загрузчик ASPLoader, EspressoDownload как самостоятельную утилиту и часть сетевой установки. Разрабатываемый российскими специалистами, ASPLinux обеспечивает наилучшую поддержку русского языка." </text:p>
      <text:p text:style-name="P1"><text:line-break/><text:span text:style-name="Strong_20_Emphasis">Gentoo</text:span><text:line-break/></text:p>
      <text:p text:style-name="Text_20_body_20_indent">Gentoo Linux — достаточно популярный дистрибутив GNU/Linux, отличительной особенностью которого является необходимость сборки пакетов из исходных кодов. Дистрибутив ведёт своё начало с разработки Дениэлом Робинсом дистрибутива Enoch в 1999 году. Что за зверь?<text:line-break/>Достаточно прочитать философию Gentoo</text:p>
      <text:p text:style-name="Text_20_body_20_indent"/>
      <text:p text:style-name="Text_20_body_20_indent"><text:soft-page-break/>Каждому пользователю приходится выполнять определённую работу. Цель Gentoo — разработка инструментов и систем, позволяющих пользователю заниматься своим делом как можно эффективнее и в своё удовольствие, так, как он сочтет нужным. Наши инструменты должны приносить радость и помогать пользователю оценить по достоинству все богатство Linux и сообщества свободного программного обеспечения, а также гибкость свободных программ. Такое возможно только тогда, когда инструменты создаются, чтобы отражать и проводить волю пользователя, оставляя для него открытыми все возможности с самого начала (с исходного кода). Когда инструмент заставляет пользователя действовать определённым образом, инструмент работает против него, а не на него. Все мы сталкивались с ситуациями, когда инструменты стремились навязать нам свою собственную волю. Такой подход — полная противоположность, несовместимая с философией Gentoo.<text:line-break/><text:line-break/>Иными словами, философия Gentoo — создание лучших инструментов. Когда инструмент в совершенстве выполняет свою задачу, вы можете даже не замечать его присутствия, потому что он не перечит вам, не проявляет себя, и не заставляет вас возиться с ним, когда вам совершенно не до этого. Инструмент служит пользователю, а не пользователь — инструменту.<text:line-break/><text:line-break/>Будущая задача Gentoo — продолжать борьбу за создание инструментов, близких к идеалу. Инструментов, удовлетворяющих нужды множества различных пользователей (каждого — со своими разнообразными целями) с простотой, идущей рука об руку с непревзойдённой мощью. Разве вы не любите пользоваться инструментами, которые отлично подходят для ваших нужд? Разве это не великолепное ощущение? Наша цель — передать это чувство как можно большему числу людей."</text:p>
      <text:p text:style-name="P1"><text:span text:style-name="Strong_20_Emphasis">MopsLinux </text:span></text:p>
      <text:p text:style-name="Text_20_body_20_indent"><text:span text:style-name="Strong_20_Emphasis"/></text:p>
      <text:p text:style-name="Text_20_body_20_indent"><text:span text:style-name="Strong_20_Emphasis"><text:span text:style-name="T3">В данный момент носит название AgiliaLinux</text:span></text:span></text:p>
      <text:p text:style-name="Text_20_body_20_indent"><text:line-break/>MOPSLinux - российский дистрибутив операционной системы Linux, создан на основе всемирно известного дистрибутива Slackware и, как следствие, отличается быстродействием, надежностью и невысокими системными требованиями. Он с успехом используется как на серверах, так и на офисных и домашних персональных компьютерах. MOPSLinux свободно распространяется и в его составе имеется большинство необходимых и наиболее популярных свободно распространяемых программ, разработанных для Linux. Особую популярность MOPSLinux имеет среди администраторов, а также пользователей, активно изучающих компьютеры и информационные технологии. <text:line-break/> </text:p>
      <text:p text:style-name="P10"><text:span text:style-name="Strong_20_Emphasis">Глава 2:</text:span></text:p>
      <text:p text:style-name="P1"><text:span text:style-name="Strong_20_Emphasis">Серверы, компьютеры, что с чем едят.</text:span></text:p>
      <text:p text:style-name="Text_20_body_20_indent"><text:span text:style-name="Strong_20_Emphasis"><text:span text:style-name="T1">Я думаю каждый задавался вопросом что же такое сервер?</text:span></text:span></text:p>
      <text:p text:style-name="Text_20_body_20_indent"><text:span text:style-name="Strong_20_Emphasis"><text:span text:style-name="T1">Если смотреть в первом приближение, то разница между сервером и персональным компьютером нет. </text:span></text:span></text:p>
      <text:p text:style-name="Text_20_body_20_indent"><text:span text:style-name="Strong_20_Emphasis"><text:span text:style-name="T1">В чем же разница?</text:span></text:span></text:p>
      <text:p text:style-name="Text_20_body_20_indent"><text:span text:style-name="Strong_20_Emphasis"><text:span text:style-name="T1">Разница в том что серверные машины выделяют из общего числа компьютров то что на данном виде пк установлены специальные программы, которые и делают его сервером.</text:span></text:span></text:p>
      <text:p text:style-name="Text_20_body_20_indent"><text:span text:style-name="Strong_20_Emphasis"><text:span text:style-name="T1">Представим, что вам нужен сайт, программисты написали движок, дизайнеры нарисовали дизайн, дело остается за вами, нужно как-то показать миру свое творение.</text:span></text:span></text:p>
      <text:p text:style-name="Text_20_body_20_indent"><text:span text:style-name="Strong_20_Emphasis"><text:span text:style-name="T1">Для это выделяют одну машину из парка фирмы или просто покупают если уж речь идет не о фирме а о частном проекте.</text:span></text:span></text:p>
      <text:p text:style-name="Text_20_body_20_indent"><text:span text:style-name="Strong_20_Emphasis"><text:span text:style-name="T1">Теперь у нас есть железка, но нет еще сервера.</text:span></text:span></text:p>
      <text:p text:style-name="Text_20_body_20_indent"><text:span text:style-name="Strong_20_Emphasis"><text:span text:style-name="T1">Нам нужно поставить операционную систему. Для <text:s/>каждого своя любимая и удобная, ну и споры о том какая ос лучше, это все равно что спорить о вере, как говорится вера у каждого своя. </text:span></text:span></text:p>
      <text:p text:style-name="Text_20_body_20_indent"><text:span text:style-name="Strong_20_Emphasis"><text:span text:style-name="T1">Со свое колокольни я предпочитаю freebsd по ряду причин и просто к ней привык, на крайний случай можно поставить Linux( правда тут я тоже большенству не советчик, мои предпочтения Slackware &amp; Gentoo)</text:span></text:span></text:p>
      <text:p text:style-name="Text_20_body_20_indent"><text:span text:style-name="Strong_20_Emphasis"><text:span text:style-name="T1">Правда для меня лично Linux остается десктоп ос.</text:span></text:span></text:p>
      <text:p text:style-name="Text_20_body_20_indent"><text:span text:style-name="Strong_20_Emphasis"><text:span text:style-name="T1">Отдельные личности любят Mac или Solaris.</text:span></text:span></text:p>
      <text:p text:style-name="Text_20_body_20_indent"><text:span text:style-name="Strong_20_Emphasis"><text:span text:style-name="T1">Некоторые предпочитают Windows, но тут тоже не все так гладко. Давайте попробуем не предвзято сравнить Freebsd,Linux,Windows</text:span></text:span></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Table_20_Contents">Freebsd</text:p>
          </table:table-cell>
          <table:table-cell table:style-name="Table1.A1" office:value-type="string">
            <text:p text:style-name="Table_20_Contents">Linux</text:p>
          </table:table-cell>
          <table:table-cell table:style-name="Table1.D1" office:value-type="string">
            <text:p text:style-name="Table_20_Contents">Windows</text:p>
          </table:table-cell>
        </table:table-row>
        <table:table-row>
          <table:table-cell table:style-name="Table1.A2" office:value-type="string">
            <text:p text:style-name="Table_20_Contents">Семейство</text:p>
          </table:table-cell>
          <table:table-cell table:style-name="Table1.A2" office:value-type="string">
            <text:p text:style-name="Table_20_Contents">Unix</text:p>
          </table:table-cell>
          <table:table-cell table:style-name="Table1.A2" office:value-type="string">
            <text:p text:style-name="Table_20_Contents">Unix-like</text:p>
          </table:table-cell>
          <table:table-cell table:style-name="Table1.D2" office:value-type="string">
            <text:p text:style-name="Table_20_Contents">windows</text:p>
          </table:table-cell>
        </table:table-row>
        <table:table-row>
          <table:table-cell table:style-name="Table1.A2" office:value-type="string">
            <text:p text:style-name="Table_20_Contents">Цена</text:p>
          </table:table-cell>
          <table:table-cell table:style-name="Table1.A2" office:value-type="string">
            <text:p text:style-name="Table_20_Contents">free</text:p>
          </table:table-cell>
          <table:table-cell table:style-name="Table1.A2" office:value-type="string">
            <text:p text:style-name="Table_20_Contents">free</text:p>
          </table:table-cell>
          <table:table-cell table:style-name="Table1.D2" office:value-type="string">
            <text:p text:style-name="Table_20_Contents">Дорого :)</text:p>
          </table:table-cell>
        </table:table-row>
        <table:table-row>
          <table:table-cell table:style-name="Table1.A2" office:value-type="string">
            <text:p text:style-name="Table_20_Contents">Лицензия</text:p>
          </table:table-cell>
          <table:table-cell table:style-name="Table1.A2" office:value-type="string">
            <text:p text:style-name="Table_20_Contents">bsd</text:p>
          </table:table-cell>
          <table:table-cell table:style-name="Table1.A2" office:value-type="string">
            <text:p text:style-name="Table_20_Contents">gpl</text:p>
          </table:table-cell>
          <table:table-cell table:style-name="Table1.D2" office:value-type="string">
            <text:p text:style-name="Table_20_Contents">Microsoft EULA</text:p>
          </table:table-cell>
        </table:table-row>
        <table:table-row>
          <table:table-cell table:style-name="Table1.A2" office:value-type="string">
            <text:p text:style-name="Table_20_Contents">Сложность администрирования</text:p>
          </table:table-cell>
          <table:table-cell table:style-name="Table1.A2" office:value-type="string">
            <text:p text:style-name="Table_20_Contents">Для знатоков, сложность оцениваю как 4 из 5</text:p>
          </table:table-cell>
          <table:table-cell table:style-name="Table1.A2" office:value-type="string">
            <text:p text:style-name="Table_20_Contents">Взависимости от дистрибутив</text:p>
          </table:table-cell>
          <table:table-cell table:style-name="Table1.D2" office:value-type="string">
            <text:p text:style-name="Table_20_Contents">Легко 2 из 5</text:p>
          </table:table-cell>
        </table:table-row>
        <table:table-row>
          <table:table-cell table:style-name="Table1.A2" office:value-type="string">
            <text:p text:style-name="Table_20_Contents">Количество по</text:p>
          </table:table-cell>
          <table:table-cell table:style-name="Table1.A2" office:value-type="string">
            <text:p text:style-name="Table_20_Contents">Порядка 22 тысячи портов</text:p>
          </table:table-cell>
          <table:table-cell table:style-name="Table1.A2" office:value-type="string">
            <text:p text:style-name="Table_20_Contents">Сложно сосчитать</text:p>
          </table:table-cell>
          <table:table-cell table:style-name="Table1.D2" office:value-type="string">
            <text:p text:style-name="Table_20_Contents">Програм куча, как платных так и бесплатных</text:p>
          </table:table-cell>
        </table:table-row>
        <table:table-row>
          <table:table-cell table:style-name="Table1.A2" office:value-type="string">
            <text:p text:style-name="Table_20_Contents">Наличие Gui для администратора</text:p>
          </table:table-cell>
          <table:table-cell table:style-name="Table1.A2" office:value-type="string">
            <text:p text:style-name="Table_20_Contents">С помощью несколько видом DM, так же ряд приложений для администрирования такие как webmin и прочие панели</text:p>
          </table:table-cell>
          <table:table-cell table:style-name="Table1.A2" office:value-type="string">
            <text:p text:style-name="Table_20_Contents">Так же как и в freebsd</text:p>
          </table:table-cell>
          <table:table-cell table:style-name="Table1.D2" office:value-type="string">
            <text:p text:style-name="Table_20_Contents">Графический интерфейс работает сразу, только в последних версиях появилась возможности работы в консольном режиме</text:p>
          </table:table-cell>
        </table:table-row>
        <table:table-row>
          <table:table-cell table:style-name="Table1.A2" office:value-type="string">
            <text:p text:style-name="Table_20_Contents">Сфера применения</text:p>
          </table:table-cell>
          <table:table-cell table:style-name="Table1.A2" office:value-type="string">
            <text:p text:style-name="Table_20_Contents">Веб сервер, высоко нагруженные системы, десктопы, <text:soft-page-break/>шлюзы, вообще сложно придумать то место где нельзя применить данную ос </text:p>
          </table:table-cell>
          <table:table-cell table:style-name="Table1.A2" office:value-type="string">
            <text:p text:style-name="Table_20_Contents">Идентично freebsd</text:p>
          </table:table-cell>
          <table:table-cell table:style-name="Table1.D2" office:value-type="string">
            <text:p text:style-name="Table_20_Contents">Десктопы это основное, так же как сервера для среднего <text:soft-page-break/>бизнеса, основное применения серверы для внутренний сети предприятия</text:p>
          </table:table-cell>
        </table:table-row>
      </table:table>
      <text:p text:style-name="Text_20_body_20_indent"><text:span text:style-name="Strong_20_Emphasis"><text:span text:style-name="T1"/></text:span></text:p>
      <text:p text:style-name="Text_20_body_20_indent"><text:span text:style-name="Strong_20_Emphasis"><text:span text:style-name="T1">Как видно из таблицы Linux и Freebsd одно и тоже, но нет операционные системы разные на корню. </text:span></text:span></text:p>
      <text:p text:style-name="Text_20_body_20_indent"><text:span text:style-name="Strong_20_Emphasis"><text:span text:style-name="T1">Самые близкие к freebsd это дистрибутивы Gentoo &amp; Slackware.</text:span></text:span></text:p>
      <text:p text:style-name="Text_20_body_20_indent"><text:span text:style-name="Strong_20_Emphasis"><text:span text:style-name="T1">В чем кардинально отличается Linux от Freebsd?</text:span></text:span></text:p>
      <text:p text:style-name="Text_20_body_20_indent"><text:span text:style-name="Strong_20_Emphasis"><text:span text:style-name="T1">Первое что хотелось отметить модель разработки.</text:span></text:span></text:p>
      <text:p text:style-name="Text_20_body_20_indent"><text:span text:style-name="Strong_20_Emphasis"><text:span text:style-name="T1">В freebsd отличается от Linux тем:</text:span></text:span></text:p>
      <text:p text:style-name="Text_20_body"><text:span text:style-name="Strong_20_Emphasis"><text:span text:style-name="T1"><text:tab/>*<text:tab/>Нет человека который контролирует содержимое системы</text:span></text:span></text:p>
      <text:p text:style-name="Text_20_body"><text:span text:style-name="Strong_20_Emphasis"><text:span text:style-name="T1"><text:s/><text:tab/>*<text:tab/></text:span></text:span> BSD цельная система, а не ядро. </text:p>
      <text:list xml:id="list524222613" text:style-name="L1">
        <text:list-header>
          <text:p text:style-name="P4">*<text:tab/>Лицензии. BSD лицензия не накладывает строгие рамки как GPL.</text:p>
          <text:p text:style-name="P4">*<text:tab/>Нет дистрибутивов, дистрибутив один.</text:p>
        </text:list-header>
      </text:list>
      <text:p text:style-name="Text_20_body_20_indent"><text:span text:style-name="Strong_20_Emphasis"><text:span text:style-name="T1">Что же выбрать? Слодный вопрос.</text:span></text:span></text:p>
      <text:p text:style-name="Text_20_body_20_indent"><text:span text:style-name="Strong_20_Emphasis"><text:span text:style-name="T1">Ниже привиду цитату с freebsd.org</text:span></text:span></text:p>
      <text:p text:style-name="Text_20_body"/>
      <text:list xml:id="list476046324" text:style-name="L2">
        <text:list-item>
          <text:p text:style-name="P5">''Не тронь, пока работает'': если Вы уже успешно используете какую-нибудь Open Source ОС, и она Вас устраивает, то пожалуй не стоит ничего менять.</text:p>
        </text:list-item>
        <text:list-item>
          <text:p text:style-name="P5">Системы BSD, в особенности FreeBSD, могут демонстрировать большую по сравнению с Linux производительность. Но это вовсе не универсальное правило. Во многих случаях эта разница не заметна, если вообще есть. Иногда Linux может работать лучше, чем FreeBSD.</text:p>
        </text:list-item>
        <text:list-item>
          <text:p text:style-name="P5">В общем случае, у систем BSD очень хорошая репутация, когда дело касается надёжности. Это, в основном, связано с более ''зрелой'' базой исходных кодов.</text:p>
        </text:list-item>
        <text:list-item>
          <text:p text:style-name="P5">BSD проекты имеют более лучшую репутацию за качество и полноту документации. Различные проекты документирования ставят своей целью предоставлять активно изменяющуюся документацию, в том числе и на нескольких языках и покрывающую все аспекты системы.</text:p>
        </text:list-item>
        <text:list-item>
          <text:p text:style-name="P5">Лицензия BSD иногда может быть более привлекательной, нежели GPL.</text:p>
        </text:list-item>
        <text:list-item>
          <text:p text:style-name="P5">В BSD может работать большинство исполнимых файлов Linux, однако в Linux выполнимые файлы BSD запускаться не будут. Во многих реализациях BSD могут также выполняться двоичные файл и других UNIX-подобных систем. Таким образом, BSD может предложить более простой способ перехода с других систем, чем Linux.</text:p>
        </text:list-item>
      </text:list>
      <text:p text:style-name="Text_20_body"><text:bookmark text:name="AEN247"/></text:p>
      <text:p text:style-name="Text_20_body_20_indent"/>
      <text:p text:style-name="P3"/>
      <text:p text:style-name="Text_20_body_20_indent"/>
      <text:p text:style-name="P1"><text:span text:style-name="Strong_20_Emphasis">Мир unix. Echo «Welcome..»</text:span></text:p>
      <text:p text:style-name="Text_20_body_20_indent"><text:span text:style-name="Strong_20_Emphasis"><text:span text:style-name="T1">Начинать изучать любую Unix-подобную операционную систему, нельзя без понимания как она устроена изнутри. Что происходит при включение компьютера? Как вообще загружается ос? Какие процессы протекают при работе в ос? Вопросов много, а ответов нет, давайте вместе разберемся что и как.</text:span></text:span></text:p>
      <text:p text:style-name="Text_20_body_20_indent"><text:span text:style-name="Strong_20_Emphasis"><text:span text:style-name="T1">И так вы нажали «ВКЛ».</text:span></text:span></text:p>
      <text:p text:style-name="Text_20_body_20_indent"><text:span text:style-name="Strong_20_Emphasis"><text:span text:style-name="T1">После нажатия на кнопку Вашему компьютеру нужно решить ряд задач.</text:span></text:span></text:p>
      <text:list xml:id="list941247456" text:style-name="L4">
        <text:list-item>
          <text:list>
            <text:list-item>
              <text:p text:style-name="P7"><text:span text:style-name="Strong_20_Emphasis"><text:span text:style-name="T1">Проверить конфигурацию и состояние вашего периферийного оборудования.</text:span></text:span></text:p>
            </text:list-item>
          </text:list>
        </text:list-item>
      </text:list>
      <text:list xml:id="list1509775439" text:style-name="L3">
        <text:list-item>
          <text:list>
            <text:list-item>
              <text:p text:style-name="P6"><text:span text:style-name="Strong_20_Emphasis"><text:span text:style-name="T1">Сделать попытку выбрать операционную систему.</text:span></text:span></text:p>
            </text:list-item>
            <text:list-item>
              <text:p text:style-name="P6"><text:span text:style-name="Strong_20_Emphasis"><text:span text:style-name="T1">Загрузить в память ядро операционной системы</text:span></text:span></text:p>
            </text:list-item>
            <text:list-item>
              <text:p text:style-name="P6"><text:span text:style-name="Strong_20_Emphasis"><text:span text:style-name="T1">Передать управление ядру</text:span></text:span></text:p>
            </text:list-item>
            <text:list-item>
              <text:p text:style-name="P6"><text:span text:style-name="Strong_20_Emphasis"><text:span text:style-name="T1">Загрузить необходимый софт</text:span></text:span></text:p>
              <text:list>
                <text:list-item>
                  <text:list>
                    <text:list-header>
                      <text:p text:style-name="P11"><text:span text:style-name="Strong_20_Emphasis"><text:span text:style-name="T1">Последнее уже делает непосредственно операционная система.</text:span></text:span></text:p>
                      <text:p text:style-name="P11"><text:span text:style-name="Strong_20_Emphasis"><text:span text:style-name="T1">Все шаги происходят незаметно для пользователя, мы же в итоге видим <text:s/>приглашение </text:span></text:span><text:span text:style-name="Strong_20_Emphasis"><text:span text:style-name="T4">login:</text:span></text:span></text:p>
                    </text:list-header>
                  </text:list>
                </text:list-item>
              </text:list>
            </text:list-item>
          </text:list>
        </text:list-item>
      </text:list>
      <text:p text:style-name="Text_20_body_20_indent"><text:span text:style-name="Strong_20_Emphasis"><text:span text:style-name="T1">Теперь рассмотрим более подробно все шаги.</text:span></text:span></text:p>
      <text:p text:style-name="Text_20_body_20_indent"><text:span text:style-name="Strong_20_Emphasis"><text:span text:style-name="T1">Проверку периферийного оборудования производит непосредственно BIOS, базовая система ввода-вывода. Bios — это специализированная программа </text:span></text:span></text:p>
      <text:list xml:id="list987793733" text:continue-numbering="true" text:style-name="L3">
        <text:list-item>
          <text:list>
            <text:list-header>
              <text:p text:style-name="P9"><text:span text:style-name="Strong_20_Emphasis"><text:span text:style-name="T4"/></text:span></text:p>
            </text:list-header>
          </text:list>
        </text:list-item>
      </text:list>
      <text:p text:style-name="P3"><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6T23:28:03</meta:creation-date>
    <dc:date>2012-07-07T17:12:57</dc:date>
    <meta:editing-duration>PT1H33M51S</meta:editing-duration>
    <meta:editing-cycles>7</meta:editing-cycles>
    <meta:generator>LibreOffice/3.4$Linux LibreOffice_project/340m1$Build-602</meta:generator>
    <meta:document-statistic meta:table-count="1" meta:image-count="0" meta:object-count="0" meta:page-count="11" meta:paragraph-count="131" meta:word-count="2603" meta:character-count="18970" meta:non-whitespace-character-count="16449"/>
  </office:meta>
</office:document-meta>
</file>